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P9" style:family="paragraph" style:parent-style-name="Text_20_body" style:list-style-name="">
      <style:paragraph-properties fo:line-height="115%" fo:break-before="page"/>
    </style:style>
    <style:style style:name="P10" style:family="paragraph" style:parent-style-name="Text_20_body" style:list-style-name="L4">
      <style:paragraph-properties fo:break-before="page"/>
    </style:style>
    <style:style style:name="P11" style:family="paragraph" style:parent-style-name="Heading_20_1" style:list-style-name="L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bout-This-Site"/>About This Site</text:h>
      <text:p text:style-name="Text_20_body"><text:span text:style-name="Strong_20_Emphasis">musicinformationretrieval.com</text:span> is a collection of instructional materials for music information retrieval (MIR). These materials contain a mix of casual conversation, technical discussion, and Python code.</text:p>
      <text:p text:style-name="Text_20_body">These pages, including the one you're reading, are authored using <text:a xlink:type="simple" xlink:href="https://jupyter.org/" text:style-name="Internet_20_link" text:visited-style-name="Visited_20_Internet_20_Link">Jupyter notebooks</text:a>. They are statically hosted using <text:a xlink:type="simple" xlink:href="https://pages.github.com/" text:style-name="Internet_20_link" text:visited-style-name="Visited_20_Internet_20_Link">GitHub Pages</text:a>. The GitHub repository is found here: <text:a xlink:type="simple" xlink:href="https://github.com/stevetjoa/musicinformationretrieval.com" text:style-name="Internet_20_link" text:visited-style-name="Visited_20_Internet_20_Link">stevetjoa/musicinformationretrieval.com</text:a>.</text:p>
      <text:p text:style-name="Text_20_body">This site is maintained by <text:a xlink:type="simple" xlink:href="https://stevetjoa.com/" text:style-name="Internet_20_link" text:visited-style-name="Visited_20_Internet_20_Link">Steve Tjoa</text:a>. For questions, please email <text:a xlink:type="simple" xlink:href="mailto:steve@musicinformationretrieval.com" text:style-name="Internet_20_link" text:visited-style-name="Visited_20_Internet_20_Link">steve@musicinformationretrieval.com</text:a>. Do you have any feedback? Did you find errors or typos? Are you a teacher or researcher and would like to collaborate? Please let me know.</text:p>
      <text:h text:style-name="Heading_20_2" text:outline-level="2"><text:bookmark text:name="People-who-use-this-site"/>People who use this site</text:h>
      <text:list xml:id="list881346927" text:style-name="L1">
        <text:list-item>
          <text:p text:style-name="P5">CSU Monterey Bay, <text:a xlink:type="simple" xlink:href="https://csumb.edu/directory/people/jeffrey-trevino" text:style-name="Internet_20_link" text:visited-style-name="Visited_20_Internet_20_Link">Jeffrey Treviño</text:a> </text:p>
        </text:list-item>
        <text:list-item>
          <text:p text:style-name="P5">International Audio Laboratories Erlangen, <text:a xlink:type="simple" xlink:href="https://www.audiolabs-erlangen.de/fau/professor/mueller" text:style-name="Internet_20_link" text:visited-style-name="Visited_20_Internet_20_Link">Meinard Müller</text:a> (author, <text:a xlink:type="simple" xlink:href="http://www.music-processing.de/" text:style-name="Internet_20_link" text:visited-style-name="Visited_20_Internet_20_Link">Fundamentals of Music Processing</text:a>, Springer, 2015) </text:p>
        </text:list-item>
        <text:list-item>
          <text:p text:style-name="P5">San Jose State University, CS185C - Topics on Music Information Retrieval, Vidya Rangasayee </text:p>
        </text:list-item>
        <text:list-item>
          <text:p text:style-name="P5">Stanford University, <text:a xlink:type="simple" xlink:href="https://ccrma.stanford.edu/courses/364/" text:style-name="Internet_20_link" text:visited-style-name="Visited_20_Internet_20_Link">Music 364: Data-Driven Research in Music Cognition</text:a>, <text:a xlink:type="simple" xlink:href="https://ccrma.stanford.edu/~blairbo/" text:style-name="Internet_20_link" text:visited-style-name="Visited_20_Internet_20_Link">Blair Kaneshiro</text:a> </text:p>
        </text:list-item>
        <text:list-item>
          <text:p text:style-name="P5">MIT, <text:a xlink:type="simple" xlink:href="http://musictech.mit.edu/fmp" text:style-name="Internet_20_link" text:visited-style-name="Visited_20_Internet_20_Link">21M.359: Fundamentals of Music Processing</text:a>, <text:a xlink:type="simple" xlink:href="http://mta.mit.edu/person/eran-egozy" text:style-name="Internet_20_link" text:visited-style-name="Visited_20_Internet_20_Link">Eran Egozy</text:a> </text:p>
        </text:list-item>
        <text:list-item>
          <text:p text:style-name="P5">Harvard University, Freshman Seminar 24e: The Physics and Applied Physics Freshman Research Laboratory </text:p>
        </text:list-item>
        <text:list-item>
          <text:p text:style-name="P1">Haverford College </text:p>
        </text:list-item>
      </text:list>
      <text:h text:style-name="Heading_20_2" text:outline-level="2"><text:bookmark text:name="Contributors-to-this-GitHub-repo"/>Contributors to this GitHub repo</text:h>
      <text:list xml:id="list2957092281" text:style-name="L2">
        <text:list-item>
          <text:p text:style-name="P6">Leigh Smith </text:p>
        </text:list-item>
        <text:list-item>
          <text:p text:style-name="P6">Owen Campbell </text:p>
        </text:list-item>
        <text:list-item>
          <text:p text:style-name="P6">Mark Goldstein </text:p>
        </text:list-item>
        <text:list-item>
          <text:p text:style-name="P2">Sudara </text:p>
        </text:list-item>
      </text:list>
      <text:p text:style-name="P9"/>
      <text:list xml:id="list81908938217487" text:continue-numbering="true" text:style-name="L2">
        <text:list-item>
          <text:h text:style-name="P11" text:outline-level="1"><text:bookmark text:name="About-This-Site1"/>About This Site</text:h>
        </text:list-item>
      </text:list>
      <text:p text:style-name="Text_20_body"><text:span text:style-name="Strong_20_Emphasis">musicinformationretrieval.com</text:span> is a collection of instructional materials for music information retrieval (MIR). These materials contain a mix of casual conversation, technical discussion, and Python code.</text:p>
      <text:p text:style-name="Text_20_body">These pages, including the one you're reading, are authored using <text:a xlink:type="simple" xlink:href="https://jupyter.org/" text:style-name="Internet_20_link" text:visited-style-name="Visited_20_Internet_20_Link">Jupyter notebooks</text:a>. They are statically hosted using <text:a xlink:type="simple" xlink:href="https://pages.github.com/" text:style-name="Internet_20_link" text:visited-style-name="Visited_20_Internet_20_Link">GitHub Pages</text:a>. The GitHub repository is found here: <text:a xlink:type="simple" xlink:href="https://github.com/stevetjoa/musicinformationretrieval.com" text:style-name="Internet_20_link" text:visited-style-name="Visited_20_Internet_20_Link">stevetjoa/musicinformationretrieval.com</text:a>.</text:p>
      <text:p text:style-name="Text_20_body">This site is maintained by <text:a xlink:type="simple" xlink:href="https://stevetjoa.com/" text:style-name="Internet_20_link" text:visited-style-name="Visited_20_Internet_20_Link">Steve Tjoa</text:a>. For questions, please email <text:a xlink:type="simple" xlink:href="mailto:steve@musicinformationretrieval.com" text:style-name="Internet_20_link" text:visited-style-name="Visited_20_Internet_20_Link">steve@musicinformationretrieval.com</text:a>. Do you have any feedback? Did you find errors or typos? Are you a teacher or researcher and would like to collaborate? Please let me know.</text:p>
      <text:h text:style-name="Heading_20_2" text:outline-level="2"><text:bookmark text:name="People-who-use-this-site1"/>People who use this site</text:h>
      <text:list xml:id="list3310785463" text:style-name="L3">
        <text:list-item>
          <text:p text:style-name="P7">CSU Monterey Bay, <text:a xlink:type="simple" xlink:href="https://csumb.edu/directory/people/jeffrey-trevino" text:style-name="Internet_20_link" text:visited-style-name="Visited_20_Internet_20_Link">Jeffrey Treviño</text:a> </text:p>
        </text:list-item>
        <text:list-item>
          <text:p text:style-name="P7">International Audio Laboratories Erlangen, <text:a xlink:type="simple" xlink:href="https://www.audiolabs-erlangen.de/fau/professor/mueller" text:style-name="Internet_20_link" text:visited-style-name="Visited_20_Internet_20_Link">Meinard Müller</text:a> (author, <text:a xlink:type="simple" xlink:href="http://www.music-processing.de/" text:style-name="Internet_20_link" text:visited-style-name="Visited_20_Internet_20_Link">Fundamentals of Music Processing</text:a>, Springer, 2015) </text:p>
        </text:list-item>
        <text:list-item>
          <text:p text:style-name="P7">San Jose State University, CS185C - Topics on Music Information Retrieval, Vidya Rangasayee </text:p>
        </text:list-item>
        <text:list-item>
          <text:p text:style-name="P7">Stanford University, <text:a xlink:type="simple" xlink:href="https://ccrma.stanford.edu/courses/364/" text:style-name="Internet_20_link" text:visited-style-name="Visited_20_Internet_20_Link">Music 364: Data-Driven Research in Music Cognition</text:a>, <text:a xlink:type="simple" xlink:href="https://ccrma.stanford.edu/~blairbo/" text:style-name="Internet_20_link" text:visited-style-name="Visited_20_Internet_20_Link">Blair Kaneshiro</text:a> </text:p>
        </text:list-item>
        <text:list-item>
          <text:p text:style-name="P7">MIT, <text:a xlink:type="simple" xlink:href="http://musictech.mit.edu/fmp" text:style-name="Internet_20_link" text:visited-style-name="Visited_20_Internet_20_Link">21M.359: Fundamentals of Music Processing</text:a>, <text:a xlink:type="simple" xlink:href="http://mta.mit.edu/person/eran-egozy" text:style-name="Internet_20_link" text:visited-style-name="Visited_20_Internet_20_Link">Eran Egozy</text:a> </text:p>
        </text:list-item>
        <text:list-item>
          <text:p text:style-name="P7">Harvard University, Freshman Seminar 24e: The Physics and Applied Physics Freshman Research Laboratory </text:p>
        </text:list-item>
        <text:list-item>
          <text:p text:style-name="P3">Haverford College </text:p>
        </text:list-item>
      </text:list>
      <text:h text:style-name="Heading_20_2" text:outline-level="2"><text:bookmark text:name="Contributors-to-this-GitHub-repo1"/>Contributors to this GitHub repo</text:h>
      <text:list xml:id="list1533786007" text:style-name="L4">
        <text:list-item>
          <text:p text:style-name="P8">Leigh Smith </text:p>
        </text:list-item>
        <text:list-item>
          <text:p text:style-name="P8">Owen Campbell </text:p>
        </text:list-item>
        <text:list-item>
          <text:p text:style-name="P8">Mark Goldstein </text:p>
        </text:list-item>
        <text:list-item>
          <text:p text:style-name="P4">Sudara 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8:18:32.171372816</meta:creation-date>
    <dc:date>2020-01-07T08:19:08.179060021</dc:date>
    <meta:editing-duration>PT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35" meta:word-count="372" meta:character-count="2596" meta:non-whitespace-character-count="2260"/>
  </office:meta>
</office:document-meta>
</file>